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BX1000" svg:font-family="SFBX1000"/>
    <style:font-face style:name="SFRM1000" svg:font-family="SFRM1000"/>
    <style:font-face style:name="SFTI1000" svg:font-family="SFTI1000"/>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venir LT Std 65 Medium" svg:font-family="'Avenir LT Std 65 Medium'"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variant="normal" fo:text-transform="none" fo:color="#000000" style:font-name="Avenir LT Std 65 Medium" fo:font-size="11pt" fo:font-style="normal" officeooo:rsid="00076eb7" officeooo:paragraph-rsid="00076eb7" style:font-size-asian="11pt" style:font-size-complex="11pt"/>
    </style:style>
    <style:style style:name="P2" style:family="paragraph" style:parent-style-name="Standard">
      <style:text-properties fo:font-variant="normal" fo:text-transform="none" fo:color="#000000" style:font-name="Avenir LT Std 65 Medium" fo:font-size="11pt" fo:font-style="normal" officeooo:rsid="000978bf" officeooo:paragraph-rsid="001606b1" style:font-size-asian="11pt" style:font-size-complex="11pt"/>
    </style:style>
    <style:style style:name="P3" style:family="paragraph" style:parent-style-name="Standard">
      <style:text-properties fo:font-variant="normal" fo:text-transform="none" fo:color="#000000" style:font-name="Avenir LT Std 65 Medium" fo:font-size="11pt" fo:font-style="normal" officeooo:rsid="000ac0ff" officeooo:paragraph-rsid="000e272f" style:font-size-asian="11pt" style:font-size-complex="11pt"/>
    </style:style>
    <style:style style:name="P4" style:family="paragraph" style:parent-style-name="Standard">
      <style:text-properties fo:font-variant="normal" fo:text-transform="none" fo:color="#000000" style:font-name="Avenir LT Std 65 Medium" fo:font-size="11pt" fo:font-style="normal" officeooo:rsid="000ac0ff" officeooo:paragraph-rsid="001606b1" style:font-size-asian="11pt" style:font-size-complex="11pt"/>
    </style:style>
    <style:style style:name="P5" style:family="paragraph" style:parent-style-name="Standard">
      <style:text-properties fo:font-variant="normal" fo:text-transform="none" fo:color="#000000" style:font-name="Avenir LT Std 65 Medium" fo:font-size="11pt" fo:font-style="normal" officeooo:rsid="000c8bec" officeooo:paragraph-rsid="000c8bec" style:font-size-asian="11pt" style:font-size-complex="11pt"/>
    </style:style>
    <style:style style:name="P6" style:family="paragraph" style:parent-style-name="Standard">
      <style:text-properties fo:font-variant="normal" fo:text-transform="none" fo:color="#000000" style:font-name="Avenir LT Std 65 Medium" fo:font-size="11pt" fo:font-style="normal" officeooo:rsid="000ca15b" officeooo:paragraph-rsid="000ca15b" style:font-size-asian="11pt" style:font-size-complex="11pt"/>
    </style:style>
    <style:style style:name="P7" style:family="paragraph" style:parent-style-name="Standard">
      <style:text-properties fo:font-variant="normal" fo:text-transform="none" fo:color="#000000" style:font-name="Avenir LT Std 65 Medium" fo:font-size="11pt" fo:font-style="normal" officeooo:rsid="000cb7a7" officeooo:paragraph-rsid="000cb7a7" style:font-size-asian="11pt" style:font-size-complex="11pt"/>
    </style:style>
    <style:style style:name="P8" style:family="paragraph" style:parent-style-name="Standard">
      <style:text-properties fo:font-variant="normal" fo:text-transform="none" fo:color="#000000" style:font-name="Avenir LT Std 65 Medium" fo:font-size="11pt" fo:font-style="normal" officeooo:rsid="0011081b" officeooo:paragraph-rsid="0011081b" style:font-size-asian="11pt" style:font-size-complex="11pt"/>
    </style:style>
    <style:style style:name="P9" style:family="paragraph" style:parent-style-name="Standard">
      <style:text-properties fo:font-variant="normal" fo:text-transform="none" fo:color="#000000" style:font-name="Avenir LT Std 65 Medium" fo:font-size="11pt" fo:font-style="normal" officeooo:rsid="0012e765" officeooo:paragraph-rsid="0012e765" style:font-size-asian="11pt" style:font-size-complex="11pt"/>
    </style:style>
    <style:style style:name="P10" style:family="paragraph" style:parent-style-name="Standard">
      <style:text-properties fo:font-variant="normal" fo:text-transform="none" fo:color="#000000" style:font-name="Avenir LT Std 65 Medium" fo:font-size="11pt" fo:font-style="normal" officeooo:rsid="0013560a" officeooo:paragraph-rsid="0013560a" style:font-size-asian="11pt" style:font-size-complex="11pt"/>
    </style:style>
    <style:style style:name="P11" style:family="paragraph" style:parent-style-name="Standard">
      <style:text-properties fo:font-variant="normal" fo:text-transform="none" fo:color="#000000" style:font-name="Avenir LT Std 65 Medium" fo:font-size="11pt" fo:font-style="normal" officeooo:rsid="0014840e" officeooo:paragraph-rsid="0014840e" style:font-size-asian="11pt" style:font-size-complex="11pt"/>
    </style:style>
    <style:style style:name="P12" style:family="paragraph" style:parent-style-name="Standard">
      <style:text-properties fo:font-variant="normal" fo:text-transform="none" fo:color="#000000" style:font-name="Avenir LT Std 65 Medium" fo:font-size="11pt" fo:font-style="normal" officeooo:rsid="00189ca2" officeooo:paragraph-rsid="00189ca2" style:font-size-asian="11pt" style:font-size-complex="11pt"/>
    </style:style>
    <style:style style:name="T1" style:family="text">
      <style:text-properties fo:font-weight="bold"/>
    </style:style>
    <style:style style:name="T2" style:family="text">
      <style:text-properties fo:font-style="italic"/>
    </style:style>
    <style:style style:name="T3" style:family="text">
      <style:text-properties officeooo:rsid="000cb7a7"/>
    </style:style>
    <style:style style:name="T4" style:family="text">
      <style:text-properties officeooo:rsid="000e272f"/>
    </style:style>
    <style:style style:name="T5" style:family="text">
      <style:text-properties officeooo:rsid="001606b1"/>
    </style:style>
    <style:style style:name="T6" style:family="text">
      <style:text-properties officeooo:rsid="00189ca2"/>
    </style:style>
    <style:style style:name="T7" style:family="text">
      <style:text-properties officeooo:rsid="0019f2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tion</text:p>
      <text:p text:style-name="P6"/>
      <text:p text:style-name="P6"/>
      <text:p text:style-name="P7">My additional feature simplifies Java's overly complex I/O systems into a much easier to use set of reserved keywords. Java was originally designed back when the common languages were much more low-level, like C, and shares many design aspects and concepts with them <text:span text:style-name="T5">[1]</text:span>. However, modern languagues like Python <text:span text:style-name="T4">and GoLang</text:span> are specifically designed to be much more user-friendly, while still offering the same flexibility and power <text:span text:style-name="T4">[2]. I believe that today's programmers should work at a high level, and not need to concern themselves with many underlying workings of the language in which they choose to work. As Java's I/O libraries are almost exclusively used in the same way (BufferedReader/Writer wrapping some form of Input or OutputStream), I see no reason for developers to have to manually write ~10 additional lines of code just to open a file. This includes variable declarations, try/catch blocks, and exception handling – all of which is boilerplate code that can be easily added automatically. Many programmers, myself included, have expressed frustration at the difficulty of handling simple I/O procedures in Java, especially when compared to the single-line syntax found in languages like Python [1][3].</text:span></text:p>
      <text:p text:style-name="P6"/>
      <text:p text:style-name="P6"/>
      <text:p text:style-name="P8">My additions to the .jj file consist of the tokens "open", "reader", and "writer". The syntax is open [reader, writer] [path to file (as string literal), stream (as name of existing variable)] { block of code }. A BufferedReader or Writer is provided (the variable b_reader or b_writer, respectively), which exists within the scope of the BlockStatement (the curly braces). Use of the reader or writer is contained within a try/catch block with the relevant exceptions (FileNotFound and IO) printing their stack traces when caught. My additional AST node is similar to a BlockStatement, but also contains boolean isFile and isReader values, as well as the stream variable name/path to file.</text:p>
      <text:p text:style-name="P8"/>
      <text:p text:style-name="P6"/>
      <text:p text:style-name="P9">My visitors currently handle a small subset of Java functionality, but one which covers a large percentage of actual use cases – particularly those which are likely to be encountered in a project consisting of only a single file, as is the scope of this project. My visitors, in order: </text:p>
      <text:p text:style-name="P9">1) Populate the symbol table with the scopes present in the file.</text:p>
      <text:p text:style-name="P9">2) Populate the symbol table with the types (classes) defined in the file.</text:p>
      <text:p text:style-name="P9">3) Populate each scope with the variables (and methods) present in them.</text:p>
      <text:p text:style-name="P9">4) Check that those variables are used correctly. This includes ensuring that variables are not used out of scope, that they are only assigned values of their static typing, and that there are no duplicate definitions of a variable name within any one scope.</text:p>
      <text:p text:style-name="P12">5) Ensure that the additional feature has been used correctly – throw an A2SemanticsException if b_reader/b_writer is never used within that block, as well as if a duplicate variable of that name is declared within a <text:span text:style-name="T7">corresponding </text:span>open {} block.</text:p>
      <text:p text:style-name="P10"><text:span text:style-name="T6">6</text:span>) Print the verified source code, as well as the extra boilerplate I/O code, to a .java file.</text:p>
      <text:p text:style-name="P9"/>
      <text:p text:style-name="P9"/>
      <text:p text:style-name="P11">My symbol table is an extension of the one described in class, and used in the CitySemantics example. As well as GlobalScope and LocalScope, I have added class, interface, enum and method scop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 report detailing why your feature is important. How does it help programmers write better code? For<text:line-break/>example, motivation in terms of the complexity of having to manually do it the old-fashioned way. <text:span text:style-name="T2">More</text:span><text:line-break/><text:span text:style-name="T2">credit will be given for having demonstrated a sound research investigation to justify your argument that it</text:span><text:line-break/><text:span text:style-name="T2">promotes “good software” aspects</text:span>; <text:span text:style-name="T1">you must consult some literature regarding this</text:span>. Ultimately, your<text:line-break/>report will be making a claim that you have developed an innovative programmer construct that addresses<text:line-break/>a problematic iss ue that programmers face. You need to convince the re ader that the problem is something<text:line-break/>significant, imp ortant and useful for programmers.<text:line-break/>Your re p ort should also give an overview of what you did to implement the feature. What no des in your AST<text:line-break/>did you have to work with? What challenges did you face? How did you overcome them? What “intelligence”<text:line-break/>factors did you implement, to make it easier for programmers? You need to motivate the reason for h aving the<text:line-break/>feature in the first place, as well as demonstrate the impleme ntation. You will b e given marks for creativity, as<text:line-break/>well as implementation difficulty. In your rep ort, you will also present a s hort discussion on the design of your<text:line-break/>symb ol table. <text:span text:style-name="T1">The report should be a maximum of 3 pages long in total</text:span>, using double-column format<text:line-break/>and <text:span text:style-name="T1">in PDF format</text:span>. <text:line-break/>– Format and professionalism<text:line-break/>– Motivation on feature discussion<text:line-break/>– Research considerations<text:line-break/>– Feature implementation<text:line-break/>– Symbol tab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span text:style-name="T3">[1] </text:span><text:a xlink:type="simple" xlink:href="https://pythonconquerstheuniverse.wordpress.com/2009/10/03/python-java-a-side-by-side-comparison/" text:style-name="Internet_20_link" text:visited-style-name="Visited_20_Internet_20_Link"><text:span text:style-name="T3">https://pythonconquerstheuniverse.wordpress.com/2009/10/03/python-java-a-side-by-side-comparison/</text:span></text:a><text:span text:style-name="T3"> </text:span></text:p>
      <text:p text:style-name="P3"/>
      <text:p text:style-name="P2"><text:span text:style-name="T3">[2] </text:span><text:a xlink:type="simple" xlink:href="http://www.infoworld.com/article/2625481/development-tools/google-executive-frustrated-by-java--c---complexity.html" text:style-name="Internet_20_link" text:visited-style-name="Visited_20_Internet_20_Link"><text:span text:style-name="T3">http://www.infoworld.com/article/2625481/development-tools/google-executive-frustrated-by-java--c---complexity.html</text:span></text:a><text:span text:style-name="T3"> </text:span></text:p>
      <text:p text:style-name="P4"/>
      <text:p text:style-name="P5"><text:span text:style-name="T3">[3] </text:span><text:a xlink:type="simple" xlink:href="http://www.javalobby.org/java/forums/t17056.html" text:style-name="Internet_20_link" text:visited-style-name="Visited_20_Internet_20_Link">http://www.javalobby.org/java/forums/t17056.html</text:a></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FBX1000" svg:font-family="SFBX1000"/>
    <style:font-face style:name="SFRM1000" svg:font-family="SFRM1000"/>
    <style:font-face style:name="SFTI1000" svg:font-family="SFTI1000"/>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venir LT Std 65 Medium" svg:font-family="'Avenir LT Std 65 Medium'"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cm">
          <style:column style:rel-width="4819*" fo:start-indent="0cm" fo:end-indent="0cm"/>
          <style:column style:rel-width="4819*" fo:start-indent="0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3M32S</meta:editing-duration>
    <meta:editing-cycles>25</meta:editing-cycles>
    <meta:generator>LibreOffice/4.4.2.2$Windows_x86 LibreOffice_project/c4c7d32d0d49397cad38d62472b0bc8acff48dd6</meta:generator>
    <dc:date>2015-04-21T22:36:59.492000000</dc:date>
    <meta:document-statistic meta:table-count="0" meta:image-count="0" meta:object-count="0" meta:page-count="3" meta:paragraph-count="15" meta:word-count="774" meta:character-count="4965" meta:non-whitespace-character-count="4196"/>
    <meta:user-defined meta:name="Info 1"/>
    <meta:user-defined meta:name="Info 2"/>
    <meta:user-defined meta:name="Info 3"/>
    <meta:user-defined meta:name="Info 4"/>
  </office:meta>
</office:document-meta>
</file>